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40000004D6DD20C2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officeooo:rsid="00250d8c" officeooo:paragraph-rsid="00250d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cf5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cf5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oice</text:p>
      <text:p text:style-name="Text_20_body"/>
      <text:p text:style-name="Text_20_body"><text:span text:style-name="T1">Invoice Number:</text:span> {d.invoiceNumber} <text:tab/><text:tab/><text:tab/><text:tab/><text:tab/><text:tab/> <text:s text:c="5"/><text:span text:style-name="T1">Date:</text:span> {d.date}</text:p>
      <text:p text:style-name="Text_20_body"><text:span text:style-name="T1">Customer Name:</text:span> {d.customerName} </text:p>
      <text:p text:style-name="Text_20_body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2">Description </text:p>
            </table:table-cell>
            <table:table-cell table:style-name="Table1.A1" office:value-type="string">
              <text:p text:style-name="P2">Quantity </text:p>
            </table:table-cell>
            <table:table-cell table:style-name="Table1.A1" office:value-type="string">
              <text:p text:style-name="P2">Unit Price </text:p>
            </table:table-cell>
            <table:table-cell table:style-name="Table1.A1" office:value-type="string">
              <text:p text:style-name="P2">Total </text:p>
            </table:table-cell>
          </table:table-row>
        </table:table-header-rows>
        <table:table-row>
          <table:table-cell table:style-name="Table1.A1" office:value-type="string">
            <text:p text:style-name="Text_20_body">{d.items<text:span text:style-name="T2">[i]</text:span>.description} </text:p>
          </table:table-cell>
          <table:table-cell table:style-name="Table1.A1" office:value-type="string">
            <text:p text:style-name="Text_20_body">{d.items<text:span text:style-name="T2">[i]</text:span>.quantity} </text:p>
          </table:table-cell>
          <table:table-cell table:style-name="Table1.A1" office:value-type="string">
            <text:p text:style-name="Text_20_body">{<text:span text:style-name="T3">d.items</text:span><text:span text:style-name="T4">[i]</text:span><text:span text:style-name="T3">.</text:span>unitPrice} </text:p>
          </table:table-cell>
          <table:table-cell table:style-name="Table1.A1" office:value-type="string">
            <text:p text:style-name="Text_20_body">{d.items<text:span text:style-name="T2">[i]</text:span>.total}</text:p>
          </table:table-cell>
        </table:table-row>
        <table:table-row>
          <table:table-cell table:style-name="Table1.A1" office:value-type="string">
            <text:p text:style-name="P3">{d.items[i+1]}</text:p>
          </table:table-cell>
          <table:table-cell table:style-name="Table1.A1" office:value-type="string">
            <text:p text:style-name="Text_20_body"/>
          </table:table-cell>
          <table:table-cell table:style-name="Table1.A1" office:value-type="string">
            <text:p text:style-name="Text_20_body"/>
          </table:table-cell>
          <table:table-cell table:style-name="Table1.A1" office:value-type="string">
            <text:p text:style-name="Text_20_body"/>
          </table:table-cell>
        </table:table-row>
      </table:table>
      <text:p text:style-name="Text_20_body"/>
      <text:p text:style-name="Text_20_body"/>
      <text:p text:style-name="Text_20_body"/>
      <text:p text:style-name="Text_20_body"><text:span text:style-name="T1">Subtotal:</text:span> {d.subtotal}</text:p>
      <text:p text:style-name="Text_20_body"><text:span text:style-name="T1">Tax:</text:span> {d.tax}</text:p>
      <text:p text:style-name="Text_20_body"><text:span text:style-name="T1">Total: </text:span>{d.total}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5.576cm" svg:y="-1.143cm" svg:width="5.216cm" svg:height="1.304cm" draw:z-index="0"><draw:image xlink:href="Pictures/10000001000001340000004D6DD20C2E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6:28:30.089000000</meta:creation-date>
    <dc:date>2024-11-14T16:54:50.489000000</dc:date>
    <meta:editing-duration>PT20M5S</meta:editing-duration>
    <meta:editing-cycles>13</meta:editing-cycles>
    <meta:generator>LibreOffice/24.8.2.1$Windows_X86_64 LibreOffice_project/0f794b6e29741098670a3b95d60478a65d05ef13</meta:generator>
    <meta:document-statistic meta:table-count="1" meta:image-count="1" meta:object-count="0" meta:page-count="1" meta:paragraph-count="15" meta:word-count="25" meta:character-count="290" meta:non-whitespace-character-count="259"/>
  </office:meta>
</office:document-meta>
</file>